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rst2od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7T13:04:02.961000000</meta:creation-date>
    <dc:date>2015-06-27T13:04:52.805000000</dc:date>
    <meta:editing-duration>PT5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4.3.2$Windows_x86 LibreOffice_project/88805f81e9fe61362df02b9941de8e38a9b5fd16</meta:generator>
  </office:meta>
</office:document-meta>
</file>

<file path=Basic/Standard/rst2odt.xml><?xml version="1.0" encoding="utf-8"?>
<!DOCTYPE module  PUBLIC '-//OpenOffice.org//DTD OfficeDocument 1.0//EN'  'module.dtd'>
<script:module xmlns:script="http://openoffice.org/2000/script" script:name="rst2odt" script:language="StarBasic">sub updateIndex(sDocUrl as string)

dim oDocument as object
dim dispatcher as object

dim propExp(0) as new com.sun.star.beans.PropertyValue

dim sNewUrl as string

if fileExists(sDocUrl) then
    oDocument = starDesktop.loadComponentFromUrl(convertToUrl(sDocUrl), "_blank", 0, array())

    dispatcher = createUnoService("com.sun.star.frame.DispatchHelper")
    dispatcher.executeDispatch(oDocument.CurrentController.Frame, ".uno:UpdateAllIndexes", "", 0, Array())

	oDocument.store()
	oDocument.close(True)

end if
ThisComponent.close(True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st2od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